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e59d" officeooo:paragraph-rsid="001ee59d" style:font-weight-asian="bold" style:font-weight-complex="bold"/>
    </style:style>
    <style:style style:name="P2" style:family="paragraph" style:parent-style-name="Standard">
      <style:text-properties fo:font-weight="normal" officeooo:rsid="001d04c9" officeooo:paragraph-rsid="001d04c9" style:font-weight-asian="normal" style:font-weight-complex="normal"/>
    </style:style>
    <style:style style:name="P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b4177" officeooo:paragraph-rsid="001b417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dvanced React Concept Notes</text:p>
      <text:p text:style-name="P2">We will learn more about testing. </text:p>
      <text:p text:style-name="P2"/>
      <text:p text:style-name="P1">Create an app.test.js file</text:p>
      <text:p text:style-name="P1">Run npm run test to test your fil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7:47:45.110802973</meta:creation-date>
    <dc:date>2019-04-21T18:14:39.334043774</dc:date>
    <meta:editing-duration>PT26M5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22" meta:character-count="123" meta:non-whitespace-character-count="104"/>
  </office:meta>
</office:document-meta>
</file>